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674cm" table:align="center" style:may-break-between-rows="true" table:border-model="collapsing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3.983cm"/>
    </style:style>
    <style:style style:name="Tabela1.C" style:family="table-column">
      <style:table-column-properties style:column-width="4.727cm"/>
    </style:style>
    <style:style style:name="Tabela1.D" style:family="table-column">
      <style:table-column-properties style:column-width="4.863cm"/>
    </style:style>
    <style:style style:name="Tabela1.1" style:family="table-row">
      <style:table-row-properties style:min-row-height="0.57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transparent" fo:padding="0.097cm" fo:border="0.7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12884d"/>
    </style:style>
    <style:style style:name="P2" style:family="paragraph" style:parent-style-name="Text_20_body">
      <style:text-properties officeooo:paragraph-rsid="0012884d"/>
    </style:style>
    <style:style style:name="P3" style:family="paragraph" style:parent-style-name="Text_20_body">
      <style:paragraph-properties fo:break-before="page"/>
      <style:text-properties officeooo:paragraph-rsid="0012884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">
      <style:paragraph-properties fo:text-align="center" style:justify-single-word="false" fo:keep-with-next="always"/>
      <style:text-properties fo:font-style="normal" style:font-style-asian="normal" style:font-style-complex="normal"/>
    </style:style>
    <style:style style:name="P9" style:family="paragraph" style:parent-style-name="Text_20_body">
      <style:text-properties officeooo:paragraph-rsid="001cbb23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db6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26adb6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paragraph-rsid="0026adb6"/>
    </style:style>
    <style:style style:name="P22" style:family="paragraph" style:parent-style-name="Heading_20_2">
      <style:text-properties officeooo:paragraph-rsid="0026adb6"/>
    </style:style>
    <style:style style:name="P23" style:family="paragraph" style:parent-style-name="Heading_20_3" style:list-style-name=""/>
    <style:style style:name="P24" style:family="paragraph" style:parent-style-name="Heading_20_3">
      <style:text-properties officeooo:paragraph-rsid="0026adb6"/>
    </style:style>
    <style:style style:name="P25" style:family="paragraph" style:parent-style-name="Text_20_body">
      <style:text-properties officeooo:paragraph-rsid="0026adb6"/>
    </style:style>
    <style:style style:name="P26" style:family="paragraph" style:parent-style-name="Text_20_body">
      <style:text-properties officeooo:paragraph-rsid="0028fba5"/>
    </style:style>
    <style:style style:name="P27" style:family="paragraph" style:parent-style-name="Text_20_body">
      <style:text-properties officeooo:paragraph-rsid="002ab30b"/>
    </style:style>
    <style:style style:name="P28" style:family="paragraph" style:parent-style-name="Text_20_body" style:list-style-name="L1"/>
    <style:style style:name="P29" style:family="paragraph" style:parent-style-name="Text_20_body" style:list-style-name="L2">
      <style:text-properties officeooo:paragraph-rsid="002ab30b"/>
    </style:style>
    <style:style style:name="P30" style:family="paragraph" style:parent-style-name="Text_20_body" style:list-style-name="L3">
      <style:text-properties officeooo:paragraph-rsid="002ab30b"/>
    </style:style>
    <style:style style:name="P31" style:family="paragraph" style:parent-style-name="Text_20_body" style:list-style-name="L4">
      <style:text-properties officeooo:paragraph-rsid="002ab30b"/>
    </style:style>
    <style:style style:name="P32" style:family="paragraph" style:parent-style-name="Text_20_body" style:list-style-name="L5">
      <style:text-properties officeooo:paragraph-rsid="002ab30b"/>
    </style:style>
    <style:style style:name="P33" style:family="paragraph" style:parent-style-name="Text_20_body" style:list-style-name="L6">
      <style:text-properties officeooo:paragraph-rsid="002ab30b"/>
    </style:style>
    <style:style style:name="P34" style:family="paragraph" style:parent-style-name="Text_20_body" style:list-style-name="L7">
      <style:text-properties officeooo:paragraph-rsid="002ab30b"/>
    </style:style>
    <style:style style:name="P35" style:family="paragraph" style:parent-style-name="Text_20_body" style:list-style-name="L8">
      <style:text-properties officeooo:paragraph-rsid="002ab30b"/>
    </style:style>
    <style:style style:name="P36" style:family="paragraph" style:parent-style-name="Text_20_body">
      <style:text-properties officeooo:paragraph-rsid="002b7856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b30b" style:font-weight-asian="bold" style:font-weight-complex="bold"/>
    </style:style>
    <style:style style:name="T7" style:family="text">
      <style:text-properties officeooo:rsid="0026adb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6adb6" style:font-weight-asian="normal" style:font-weight-complex="normal"/>
    </style:style>
    <style:style style:name="T10" style:family="text">
      <style:text-properties fo:font-weight="normal" officeooo:rsid="0028e38f" style:font-weight-asian="normal" style:font-weight-complex="normal"/>
    </style:style>
    <style:style style:name="T11" style:family="text">
      <style:text-properties fo:font-weight="normal" officeooo:rsid="0028fba5" style:font-weight-asian="normal" style:font-weight-complex="normal"/>
    </style:style>
    <style:style style:name="T12" style:family="text">
      <style:text-properties fo:font-weight="normal" officeooo:rsid="002ab30b" style:font-weight-asian="normal" style:font-weight-complex="normal"/>
    </style:style>
    <style:style style:name="T13" style:family="text">
      <style:text-properties fo:font-weight="normal" officeooo:rsid="002b7856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8e38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ab30b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officeooo:rsid="002ab30b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8e38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fba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b30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28e38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ab30b" style:font-style-asian="normal" style:font-weight-asian="bold" style:font-style-complex="normal" style:font-weight-complex="bold"/>
    </style:style>
    <style:style style:name="T25" style:family="text">
      <style:text-properties fo:language="en" fo:country="US" fo:font-style="normal" fo:font-weight="normal" officeooo:rsid="0028fba5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028e38f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normal" officeooo:rsid="002ab30b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italic" fo:font-weight="bold" officeooo:rsid="002ab30b" style:font-style-asian="italic" style:font-weight-asian="bold" style:font-style-complex="italic" style:font-weight-complex="bold"/>
    </style:style>
    <style:style style:name="T29" style:family="text">
      <style:text-properties officeooo:rsid="002b7856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P1"><text:span text:style-name="T1">DOCUMENTAÇÃO </text:span><text:span text:style-name="T2">DO<text:line-break/></text:span><text:span text:style-name="T1">PROJETO LUMOS</text:span></text:p>
      <text:p text:style-name="Title"/>
      <text:p text:style-name="P5">ESTUDO DE CASO PARA O DESENVOLVIMENTO DE UM MENSAGEIRO</text:p>
      <text:p text:style-name="P1"/>
      <text:p text:style-name="P1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Title"/>
      <text:p text:style-name="P7">EQUIPE DE DESENVOLVIMENTO:</text:p>
      <text:p text:style-name="P6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Title">VERSÃO ÚNICA</text:p>
      <text:p text:style-name="P1">202<text:span text:style-name="T3">4</text:span>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</text:index-body>
      </text:illustration-index>
      <text:p text:style-name="P2"/>
      <text:p text:style-name="P3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13">Tabela 1 - Histórias de usuário.<text:tab/>6</text:p>
        </text:index-body>
      </text:table-index>
      <text:p text:style-name="P2"/>
      <text:p text:style-name="P3"><office:annotation loext:resolved="false"><dc:creator>Autor desconhecido</dc:creator><dc:date>2024-01-01T11:03:11.390051740</dc:date><text:p text:style-name="P37"><text:span text:style-name="T30">1. Introdução</text:span></text:p><text:p text:style-name="P37"><text:span text:style-name="T30"/></text:p><text:p text:style-name="P37"><text:span text:style-name="T30">2. Visão Geral do Proeto</text:span><text:span text:style-name="T30"><text:line-break/></text:span><text:span text:style-name="T30">2.1 Frase do Elevador</text:span></text:p><text:p text:style-name="P37"><text:span text:style-name="T30">2.2 The Business Model Canvas</text:span></text:p><text:p text:style-name="P37"><text:span text:style-name="T30">2.2.1 Key Partners</text:span></text:p><text:p text:style-name="P37"><text:span text:style-name="T30">2.2.2 Key Activities</text:span></text:p><text:p text:style-name="P37"><text:span text:style-name="T30">2.2.3 Key Resources</text:span></text:p><text:p text:style-name="P37"><text:span text:style-name="T30">2.2.4 Value Propositions</text:span></text:p><text:p text:style-name="P37"><text:span text:style-name="T30">2.2.5 Customer Relationships</text:span></text:p><text:p text:style-name="P37"><text:span text:style-name="T30">2.2.6 Channels</text:span></text:p><text:p text:style-name="P37"><text:span text:style-name="T30">2.2.7 Customer Segments</text:span></text:p><text:p text:style-name="P37"><text:span text:style-name="T30">2.2.8 Cost Structure</text:span></text:p><text:p text:style-name="P37"><text:span text:style-name="T30">2.2.9 Revenue Streams</text:span></text:p><text:p text:style-name="P37"><text:span text:style-name="T30"/></text:p><text:p text:style-name="P37"><text:span text:style-name="T30">3. Levantamento de Requisitos</text:span></text:p><text:p text:style-name="P37"><text:span text:style-name="T30">*Histórias de Usuário*</text:span></text:p><text:p text:style-name="P37"><text:span text:style-name="T30">3.1 Requisitos Funcionais</text:span><text:span text:style-name="T30"><text:line-break/></text:span><text:span text:style-name="T30">3.2 Requisitos não Funcionais</text:span><text:span text:style-name="T30"><text:line-break/></text:span><text:span text:style-name="T30"/></text:p><text:p text:style-name="P37"><text:span text:style-name="T30">4. Arquitetura e Design do Sistema</text:span></text:p><text:p text:style-name="P37"><text:span text:style-name="T30">4.1 Definição da Arquitetura</text:span></text:p><text:p text:style-name="P37"><text:span text:style-name="T30">4.2 Escolha de Tecnologias</text:span></text:p><text:p text:style-name="P37"><text:span text:style-name="T30">4.3 Modelagem de Banco de Dados</text:span></text:p><text:p text:style-name="P37"><text:span text:style-name="T30">4.4 Diagrama de Classe</text:span></text:p><text:p text:style-name="P37"><text:span text:style-name="T30">4.5 Diagrama de Casos de Uso</text:span></text:p><text:p text:style-name="P37"><text:span text:style-name="T30">4.5 Protótipos de Tela</text:span></text:p><text:p text:style-name="P37"><text:span text:style-name="T30"/></text:p><text:p text:style-name="P37"><text:span text:style-name="T30">5. Gerenciamento de Projeto</text:span></text:p><text:p text:style-name="P37"><text:span text:style-name="T30">5.1 Cronograma</text:span></text:p><text:p text:style-name="P37"><text:span text:style-name="T30">5.2 Orçamento</text:span></text:p><text:p text:style-name="P37"><text:span text:style-name="T30">5.3 Riscos e Mitigações</text:span></text:p><text:p text:style-name="P37"><text:span text:style-name="T30"/></text:p><text:p text:style-name="P37"><text:span text:style-name="T30">6. Conclusão</text:span></text:p><text:p text:style-name="P37"><text:span text:style-name="T30">6.1 Resultados Alcançados</text:span></text:p><text:p text:style-name="P37"><text:span text:style-name="T30">6.2 Lições Aprendidas</text:span></text:p><text:p text:style-name="P37"><text:span text:style-name="T30">6.3 Recomendações para Futuros Projetos</text:span></text:p><text:p text:style-name="P37"><text:span text:style-name="T30"/></text:p><text:p text:style-name="P37"><text:span text:style-name="T30">7. Referências</text:span></text:p></office:annotatio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"><text:a xlink:type="simple" xlink:href="#__RefHeading___Toc1092_2813290788" text:style-name="Index_20_Link" text:visited-style-name="Index_20_Link">1. Introdução<text:tab/>3</text:a></text:p>
          <text:p text:style-name="P10"><text:a xlink:type="simple" xlink:href="#__RefHeading___Toc1098_2813290788" text:style-name="Index_20_Link" text:visited-style-name="Index_20_Link">2. Visão Geral do Projeto<text:tab/>3</text:a></text:p>
          <text:p text:style-name="P11"><text:a xlink:type="simple" xlink:href="#__RefHeading___Toc833_4083301447" text:style-name="Index_20_Link" text:visited-style-name="Index_20_Link"><text:tab/>3</text:a></text:p>
          <text:p text:style-name="P11"><text:a xlink:type="simple" xlink:href="#__RefHeading___Toc10903_2813290788" text:style-name="Index_20_Link" text:visited-style-name="Index_20_Link"><text:s/>2.1 <text:s/>Frase do Elevador<text:tab/>3</text:a></text:p>
          <text:p text:style-name="P11"><text:a xlink:type="simple" xlink:href="#__RefHeading___Toc835_4083301447" text:style-name="Index_20_Link" text:visited-style-name="Index_20_Link"><text:s/>2.2 <text:s/>The Business Model Canvas<text:tab/>3</text:a></text:p>
          <text:p text:style-name="P12"><text:a xlink:type="simple" xlink:href="#__RefHeading___Toc837_4083301447" text:style-name="Index_20_Link" text:visited-style-name="Index_20_Link"><text:s/>2.2.1 <text:s/>Key Partners<text:tab/>3</text:a></text:p>
          <text:p text:style-name="P12"><text:a xlink:type="simple" xlink:href="#__RefHeading___Toc839_4083301447" text:style-name="Index_20_Link" text:visited-style-name="Index_20_Link"><text:s/>2.2.2 <text:s/>Key Activities<text:tab/>3</text:a></text:p>
          <text:p text:style-name="P12"><text:a xlink:type="simple" xlink:href="#__RefHeading___Toc841_4083301447" text:style-name="Index_20_Link" text:visited-style-name="Index_20_Link"><text:s/>2.2.3 <text:s/>Key Resources<text:tab/>3</text:a></text:p>
          <text:p text:style-name="P12"><text:a xlink:type="simple" xlink:href="#__RefHeading___Toc843_4083301447" text:style-name="Index_20_Link" text:visited-style-name="Index_20_Link"><text:s/>2.2.4 <text:s/>Value Propositions<text:tab/>3</text:a></text:p>
          <text:p text:style-name="P12"><text:a xlink:type="simple" xlink:href="#__RefHeading___Toc845_4083301447" text:style-name="Index_20_Link" text:visited-style-name="Index_20_Link"><text:s/>2.2.5 <text:s/>Customer Relationships<text:tab/>3</text:a></text:p>
          <text:p text:style-name="P12"><text:a xlink:type="simple" xlink:href="#__RefHeading___Toc847_4083301447" text:style-name="Index_20_Link" text:visited-style-name="Index_20_Link"><text:s/>2.2.6 <text:s/>Channels<text:tab/>3</text:a></text:p>
          <text:p text:style-name="P12"><text:a xlink:type="simple" xlink:href="#__RefHeading___Toc849_4083301447" text:style-name="Index_20_Link" text:visited-style-name="Index_20_Link"><text:s/>2.2.7 <text:s/>Customer Segments<text:tab/>3</text:a></text:p>
          <text:p text:style-name="P12"><text:a xlink:type="simple" xlink:href="#__RefHeading___Toc851_4083301447" text:style-name="Index_20_Link" text:visited-style-name="Index_20_Link"><text:s/>2.2.8 <text:s/>Cost Structure<text:tab/>3</text:a></text:p>
          <text:p text:style-name="P12"><text:a xlink:type="simple" xlink:href="#__RefHeading___Toc853_4083301447" text:style-name="Index_20_Link" text:visited-style-name="Index_20_Link"><text:s/>2.2.9 <text:s/>Revenue Streams<text:tab/>3</text:a></text:p>
          <text:p text:style-name="P10"><text:a xlink:type="simple" xlink:href="#__RefHeading___Toc855_4083301447" text:style-name="Index_20_Link" text:visited-style-name="Index_20_Link">3. Levantamento de Requisitos<text:tab/>3</text:a></text:p>
          <text:p text:style-name="P11"><text:a xlink:type="simple" xlink:href="#__RefHeading___Toc857_4083301447" text:style-name="Index_20_Link" text:visited-style-name="Index_20_Link"><text:s/>3.1 <text:s/>Requisitos Funcionais<text:tab/>4</text:a></text:p>
          <text:p text:style-name="P11"><text:a xlink:type="simple" xlink:href="#__RefHeading___Toc859_4083301447" text:style-name="Index_20_Link" text:visited-style-name="Index_20_Link"><text:s/>3.2 <text:s/>Requisitos não Funcionais<text:tab/>4</text:a></text:p>
          <text:p text:style-name="P10"><text:a xlink:type="simple" xlink:href="#__RefHeading___Toc861_4083301447" text:style-name="Index_20_Link" text:visited-style-name="Index_20_Link">4. Arquitetura e Design do Sistema<text:tab/>4</text:a></text:p>
          <text:p text:style-name="P11"><text:a xlink:type="simple" xlink:href="#__RefHeading___Toc863_4083301447" text:style-name="Index_20_Link" text:visited-style-name="Index_20_Link"><text:s/>4.1 <text:s/>Definição da Arquitetura<text:tab/>4</text:a></text:p>
          <text:p text:style-name="P11"><text:a xlink:type="simple" xlink:href="#__RefHeading___Toc865_4083301447" text:style-name="Index_20_Link" text:visited-style-name="Index_20_Link"><text:s/>4.2 <text:s/>Escolha de Tecnologias<text:tab/>4</text:a></text:p>
          <text:p text:style-name="P11"><text:a xlink:type="simple" xlink:href="#__RefHeading___Toc867_4083301447" text:style-name="Index_20_Link" text:visited-style-name="Index_20_Link"><text:s/>4.3 <text:s/>Modelagem de Banco de Dados<text:tab/>4</text:a></text:p>
          <text:p text:style-name="P11"><text:a xlink:type="simple" xlink:href="#__RefHeading___Toc869_4083301447" text:style-name="Index_20_Link" text:visited-style-name="Index_20_Link"><text:s/>4.4 <text:s/>Diagrama de Classe<text:tab/>4</text:a></text:p>
          <text:p text:style-name="P11"><text:a xlink:type="simple" xlink:href="#__RefHeading___Toc871_4083301447" text:style-name="Index_20_Link" text:visited-style-name="Index_20_Link"><text:s/>4.5 <text:s/>Diagrama de Casos de Uso<text:tab/>4</text:a></text:p>
          <text:p text:style-name="P11"><text:a xlink:type="simple" xlink:href="#__RefHeading___Toc873_4083301447" text:style-name="Index_20_Link" text:visited-style-name="Index_20_Link"><text:s/>4.6 <text:s/>Protótipos de Tela<text:tab/>5</text:a></text:p>
          <text:p text:style-name="P10"><text:a xlink:type="simple" xlink:href="#__RefHeading___Toc875_4083301447" text:style-name="Index_20_Link" text:visited-style-name="Index_20_Link">5. Gerenciamento de Projeto<text:tab/>5</text:a></text:p>
          <text:p text:style-name="P11"><text:a xlink:type="simple" xlink:href="#__RefHeading___Toc877_4083301447" text:style-name="Index_20_Link" text:visited-style-name="Index_20_Link"><text:s/>5.1 <text:s/>Cronograma<text:tab/>5</text:a></text:p>
          <text:p text:style-name="P11"><text:a xlink:type="simple" xlink:href="#__RefHeading___Toc879_4083301447" text:style-name="Index_20_Link" text:visited-style-name="Index_20_Link"><text:s/>5.2 <text:s/>Orçamento<text:tab/>5</text:a></text:p>
          <text:p text:style-name="P11"><text:a xlink:type="simple" xlink:href="#__RefHeading___Toc881_4083301447" text:style-name="Index_20_Link" text:visited-style-name="Index_20_Link"><text:s/>5.3 <text:s/>Riscos e Mitigações<text:tab/>5</text:a></text:p>
          <text:p text:style-name="P10"><text:a xlink:type="simple" xlink:href="#__RefHeading___Toc883_4083301447" text:style-name="Index_20_Link" text:visited-style-name="Index_20_Link">6. Conclusão<text:tab/>5</text:a></text:p>
          <text:p text:style-name="P11"><text:a xlink:type="simple" xlink:href="#__RefHeading___Toc885_4083301447" text:style-name="Index_20_Link" text:visited-style-name="Index_20_Link"><text:s/>6.1 <text:s/>Resultados Alcançados<text:tab/>5</text:a></text:p>
          <text:p text:style-name="P11"><text:a xlink:type="simple" xlink:href="#__RefHeading___Toc887_4083301447" text:style-name="Index_20_Link" text:visited-style-name="Index_20_Link"><text:s/>6.2 <text:s/>Lições Aprendidas<text:tab/>5</text:a></text:p>
          <text:p text:style-name="P11"><text:a xlink:type="simple" xlink:href="#__RefHeading___Toc889_4083301447" text:style-name="Index_20_Link" text:visited-style-name="Index_20_Link"><text:s/>6.3 <text:s/>Recomendações para Futuros Projetos<text:tab/>5</text:a></text:p>
          <text:p text:style-name="P10"><text:a xlink:type="simple" xlink:href="#__RefHeading___Toc891_4083301447" text:style-name="Index_20_Link" text:visited-style-name="Index_20_Link">7. Referências<text:tab/>5</text:a></text:p>
        </text:index-body>
      </text:table-of-content>
      <text:h text:style-name="P23" text:outline-level="3"/>
      <text:h text:style-name="P20" text:outline-level="1"><text:bookmark-start text:name="__RefHeading___Toc1092_2813290788"/>Introdução<text:bookmark-end text:name="__RefHeading___Toc1092_2813290788"/></text:h>
      <text:p text:style-name="Text_20_body"/>
      <text:p text:style-name="P9">Este documento detalha os objetivos e a metodologia de desenvolvimento adotada no decorrer do <text:span text:style-name="T5">Projeto Lumos</text:span>, oferecendo uma visão abrangente do percurso traçado para atingir suas metas.</text:p>
      <text:p text:style-name="P9">Em um contexto onde a complexidade compromete a qualidade das experiências dos usuários, a missão deste projeto é criar um protótipo de mensageiro, priorizando o estudo de bancos de dados e seus relacionamentos.</text:p>
      <text:p text:style-name="P9">Este projeto busca oferecer uma opção prática para quem quer uma experiência de trocas mensagens simples. Usando uma abordagem voltada para o usuário, buscando tornar a comunicação fácil e intuitiva.</text:p>
      <text:p text:style-name="P9"/>
      <text:h text:style-name="Heading_20_1" text:outline-level="1"><text:bookmark-start text:name="__RefHeading___Toc1098_2813290788"/>Visão Geral do Projeto<text:bookmark-end text:name="__RefHeading___Toc1098_2813290788"/></text:h>
      <text:p text:style-name="Text_20_body"><text:span text:style-name="Strong_20_Emphasis"><text:span text:style-name="T8"/></text:span></text:p>
      <text:p text:style-name="Text_20_body"><text:bookmark-start text:name="__RefHeading___Toc833_4083301447"/><text:span text:style-name="Strong_20_Emphasis"><text:span text:style-name="T8">//</text:span></text:span><text:span text:style-name="Strong_20_Emphasis"><text:span text:style-name="T8"><office:annotation loext:resolved="false"><dc:creator>Autor desconhecido</dc:creator><dc:date>2023-12-21T12:53:29.963959342</dc:date><text:p text:style-name="P37"><text:span text:style-name="T30">Seria interessante, se possível, essa parte possuir algumas citações bibliográficas que expliquem o que é a visão geral do projeto, como também a frase do elevador e o PM Canvas.</text:span></text:p></office:annotation></text:span></text:span><text:span text:style-name="Strong_20_Emphasis"><text:span text:style-name="T8"> </text:span></text:span><text:span text:style-name="Strong_20_Emphasis"><text:span text:style-name="T13">Fazer citações</text:span></text:span><text:bookmark-end text:name="__RefHeading___Toc833_4083301447"/></text:p>
      <text:p text:style-name="Text_20_body"><text:span text:style-name="Strong_20_Emphasis"><text:span text:style-name="T8"/></text:span></text:p>
      <text:h text:style-name="Heading_20_2" text:outline-level="2"><text:bookmark-start text:name="__RefHeading___Toc10903_2813290788"/><text:span text:style-name="Strong_20_Emphasis">Frase do Elevador</text:span><text:bookmark-end text:name="__RefHeading___Toc10903_2813290788"/></text:h>
      <text:p text:style-name="Text_20_body"/>
      <text:p text:style-name="P4"><text:span text:style-name="T4">O Projeto</text:span> Lumos <text:span text:style-name="T5">é</text:span> um mensageiro inovador <text:span text:style-name="T5">que visa</text:span> proporcionar uma experiência de comunicação envolvente e segura <text:span text:style-name="T7">aos seus usuários</text:span>. <text:span text:style-name="T5">Com</text:span> recursos intuitivos e foco na privacidade, é a ferramenta ideal para conectar pessoas de forma eficiente e inspiradora.</text:p>
      <text:h text:style-name="P22" text:outline-level="2" text:is-list-header="true"><text:span text:style-name="Strong_20_Emphasis"/></text:h>
      <text:h text:style-name="P22" text:outline-level="2"><text:bookmark-start text:name="__RefHeading___Toc835_4083301447"/><text:span text:style-name="Strong_20_Emphasis"><text:span text:style-name="T14">The Business Model Canvas</text:span></text:span><text:bookmark-end text:name="__RefHeading___Toc835_4083301447"/></text:h>
      <text:p text:style-name="Text_20_body"><text:span text:style-name="Strong_20_Emphasis"/></text:p>
      <text:p text:style-name="P26"><text:span text:style-name="Strong_20_Emphasis"><text:span text:style-name="T10">Na Figura X</text:span></text:span><text:span text:style-name="Strong_20_Emphasis"><text:span text:style-name="T10"><office:annotation loext:resolved="false"><dc:creator>Autor desconhecido</dc:creator><dc:date>2024-01-01T11:38:05.392176674</dc:date><text:p text:style-name="P37"><text:span text:style-name="T30">Inserir a figura do PMCanvas</text:span></text:p></office:annotation></text:span></text:span><text:span text:style-name="Strong_20_Emphasis"><text:span text:style-name="T10"> a seguir é possível visualizar </text:span></text:span><text:span text:style-name="Strong_20_Emphasis"><text:span text:style-name="T11">o</text:span></text:span><text:span text:style-name="Strong_20_Emphasis"><text:span text:style-name="T20"> </text:span></text:span><text:span text:style-name="Strong_20_Emphasis"><text:span text:style-name="T21">m</text:span></text:span><text:span text:style-name="Strong_20_Emphasis"><text:span text:style-name="T20">odelo de </text:span></text:span><text:span text:style-name="Strong_20_Emphasis"><text:span text:style-name="T21">n</text:span></text:span><text:span text:style-name="Strong_20_Emphasis"><text:span text:style-name="T20">egócios </text:span></text:span><text:span text:style-name="Strong_20_Emphasis"><text:span text:style-name="T25">c</text:span></text:span><text:span text:style-name="Strong_20_Emphasis"><text:span text:style-name="T26">anvas</text:span></text:span><text:span text:style-name="Strong_20_Emphasis"><text:span text:style-name="T20"> do </text:span></text:span><text:span text:style-name="Strong_20_Emphasis"><text:span text:style-name="T23">Projeto Lumos</text:span></text:span><text:span text:style-name="Strong_20_Emphasis"><text:span text:style-name="T20"> <text:s/></text:span></text:span><text:span text:style-name="Strong_20_Emphasis"><text:span text:style-name="T21">ou </text:span></text:span><text:span text:style-name="Strong_20_Emphasis"><text:span text:style-name="T16">The Business Model Canvas </text:span></text:span><text:span text:style-name="Strong_20_Emphasis"><text:span text:style-name="T20">feito na ferramenta diagrams.net.</text:span></text:span></text:p>
      <text:p text:style-name="Text_20_body"><text:span text:style-name="Strong_20_Emphasis"/></text:p>
      <text:h text:style-name="P24" text:outline-level="3"><text:bookmark-start text:name="__RefHeading___Toc837_4083301447"/><text:span text:style-name="Strong_20_Emphasis"><text:span text:style-name="T14">Key Partners</text:span></text:span><text:bookmark-end text:name="__RefHeading___Toc837_4083301447"/></text:h>
      <text:p text:style-name="P25"><text:span text:style-name="Strong_20_Emphasis"><text:span text:style-name="T8"/></text:span></text:p>
      <text:p text:style-name="Text_20_body"><text:span text:style-name="Strong_20_Emphasis"><text:span text:style-name="T8">Podemos </text:span></text:span><text:span text:style-name="Strong_20_Emphasis"><text:span text:style-name="T12">r</text:span></text:span><text:span text:style-name="Strong_20_Emphasis"><text:span text:style-name="T8">es</text:span></text:span><text:span text:style-name="Strong_20_Emphasis"><text:span text:style-name="T12">sal</text:span></text:span><text:span text:style-name="Strong_20_Emphasis"><text:span text:style-name="T8">tar como parceiros-chave do projeto:</text:span></text:span></text:p>
      <text:list xml:id="list3642516091" text:style-name="L1">
        <text:list-item>
          <text:p text:style-name="P28"><text:span text:style-name="Strong_20_Emphasis"><text:span text:style-name="T5">Empresas de hospedagem</text:span></text:span><text:span text:style-name="Strong_20_Emphasis"><text:span text:style-name="T8">, para garantir a disponibilidade do mensageiro;</text:span></text:span></text:p>
        </text:list-item>
        <text:list-item>
          <text:p text:style-name="P28"><text:span text:style-name="Strong_20_Emphasis"><text:span text:style-name="T5">Empresas de cibersegurança</text:span></text:span><text:span text:style-name="Strong_20_Emphasis"><text:span text:style-name="T8">, para garantir a integridade dos bancos de dados e segurança das informações no geral;</text:span></text:span></text:p>
        </text:list-item>
        <text:list-item>
          <text:p text:style-name="P28"><text:span text:style-name="Strong_20_Emphasis"><text:span text:style-name="T5">Desenvolvedores</text:span></text:span><text:span text:style-name="Strong_20_Emphasis"><text:span text:style-name="T8">, para corrigir erros e aprimorar o projeto.</text:span></text:span></text:p>
        </text:list-item>
      </text:list>
      <text:p text:style-name="P27"><text:span text:style-name="Strong_20_Emphasis"><text:span text:style-name="T8"/></text:span></text:p>
      <text:h text:style-name="P24" text:outline-level="3"><text:bookmark-start text:name="__RefHeading___Toc839_4083301447"/><text:span text:style-name="Strong_20_Emphasis"><text:span text:style-name="T14">Key Activities</text:span></text:span><text:bookmark-end text:name="__RefHeading___Toc839_4083301447"/></text:h>
      <text:p text:style-name="P25"><text:span text:style-name="Strong_20_Emphasis"><text:span text:style-name="T8"/></text:span></text:p>
      <text:p text:style-name="P27"><text:span text:style-name="Strong_20_Emphasis"><text:span text:style-name="T12">Como atividades-chave </text:span></text:span><text:span text:style-name="Strong_20_Emphasis"><text:span text:style-name="T22">pode-se destacar:</text:span></text:span></text:p>
      <text:list text:style-name="L2">
        <text:list-item>
          <text:p text:style-name="P29"><text:span text:style-name="Strong_20_Emphasis"><text:span text:style-name="T24">Desenvolvimento</text:span></text:span><text:span text:style-name="Strong_20_Emphasis"><text:span text:style-name="T22"> continuo do mensageiro;</text:span></text:span></text:p>
        </text:list-item>
        <text:list-item>
          <text:p text:style-name="P29"><text:span text:style-name="Strong_20_Emphasis"><text:span text:style-name="T24">Manutenção</text:span></text:span><text:span text:style-name="Strong_20_Emphasis"><text:span text:style-name="T22"> no código e banco de dados;</text:span></text:span></text:p>
        </text:list-item>
        <text:list-item>
          <text:p text:style-name="P29"><text:span text:style-name="Strong_20_Emphasis"><text:span text:style-name="T24">Atualizações</text:span></text:span><text:span text:style-name="Strong_20_Emphasis"><text:span text:style-name="T22"> de software e segurança.</text:span></text:span></text:p>
        </text:list-item>
      </text:list>
      <text:p text:style-name="P27"><text:span text:style-name="Strong_20_Emphasis"><text:span text:style-name="T22"/></text:span></text:p>
      <text:h text:style-name="P24" text:outline-level="3"><text:bookmark-start text:name="__RefHeading___Toc841_4083301447"/><text:soft-page-break/><text:span text:style-name="Strong_20_Emphasis"><text:span text:style-name="T14">Key Resources</text:span></text:span><text:bookmark-end text:name="__RefHeading___Toc841_4083301447"/></text:h>
      <text:p text:style-name="P25"><text:span text:style-name="Strong_20_Emphasis"><text:span text:style-name="T19"/></text:span></text:p>
      <text:p text:style-name="P27"><text:span text:style-name="Strong_20_Emphasis"><text:span text:style-name="T22">Como recurso-chave do projeto pode-se enfatizar:</text:span></text:span></text:p>
      <text:list xml:id="list590787623" text:style-name="L3">
        <text:list-item>
          <text:p text:style-name="P30"><text:span text:style-name="Strong_20_Emphasis"><text:span text:style-name="T24">Desenvolvedores back-end</text:span></text:span><text:span text:style-name="Strong_20_Emphasis"><text:span text:style-name="T22"> especializado em tecnologias web;</text:span></text:span></text:p>
        </text:list-item>
        <text:list-item>
          <text:p text:style-name="P30"><text:span text:style-name="Strong_20_Emphasis"><text:span text:style-name="T24">Desenvolvedores front-end</text:span></text:span><text:span text:style-name="Strong_20_Emphasis"><text:span text:style-name="T22"> especializados em interfaces web;</text:span></text:span></text:p>
        </text:list-item>
        <text:list-item>
          <text:p text:style-name="P30"><text:span text:style-name="Strong_20_Emphasis"><text:span text:style-name="T24">Especialistas em cibersegurança</text:span></text:span><text:span text:style-name="Strong_20_Emphasis"><text:span text:style-name="T22">;</text:span></text:span></text:p>
        </text:list-item>
        <text:list-item>
          <text:p text:style-name="P30"><text:span text:style-name="Strong_20_Emphasis"><text:span text:style-name="T24">DevOps</text:span></text:span><text:span text:style-name="Strong_20_Emphasis"><text:span text:style-name="T22"> ou especialistas em servidores e banco de dados.</text:span></text:span></text:p>
        </text:list-item>
      </text:list>
      <text:p text:style-name="P27"><text:span text:style-name="Strong_20_Emphasis"><text:span text:style-name="T22"/></text:span></text:p>
      <text:h text:style-name="P24" text:outline-level="3"><text:bookmark-start text:name="__RefHeading___Toc843_4083301447"/><text:span text:style-name="Strong_20_Emphasis"><text:span text:style-name="T14">Value Propositions</text:span></text:span><text:bookmark-end text:name="__RefHeading___Toc843_4083301447"/></text:h>
      <text:h text:style-name="P24" text:outline-level="3" text:is-list-header="true"><text:span text:style-name="Strong_20_Emphasis"/></text:h>
      <text:p text:style-name="P27"><text:span text:style-name="Strong_20_Emphasis"><text:span text:style-name="T12">Como propostas valor do projeto é <text:s/>desejável:</text:span></text:span></text:p>
      <text:list xml:id="list3040064729" text:style-name="L4">
        <text:list-item>
          <text:p text:style-name="P31"><text:span text:style-name="Strong_20_Emphasis"><text:span text:style-name="T6">Interface minimalista</text:span></text:span><text:span text:style-name="Strong_20_Emphasis"><text:span text:style-name="T12">, amigável e fácil de usar;</text:span></text:span></text:p>
        </text:list-item>
        <text:list-item>
          <text:p text:style-name="P31"><text:span text:style-name="Strong_20_Emphasis"><text:span text:style-name="T6">Comunicação segura</text:span></text:span><text:span text:style-name="Strong_20_Emphasis"><text:span text:style-name="T12">.</text:span></text:span></text:p>
        </text:list-item>
        <text:list-item>
          <text:p text:style-name="P31"><text:span text:style-name="Strong_20_Emphasis"><text:span text:style-name="T6">Recursos básicos</text:span></text:span><text:span text:style-name="Strong_20_Emphasis"><text:span text:style-name="T12"> e eficientes como, mensagens de texto e envio de arquivos de imagem e vídeo.</text:span></text:span></text:p>
        </text:list-item>
      </text:list>
      <text:p text:style-name="P27"><text:span text:style-name="Strong_20_Emphasis"/></text:p>
      <text:h text:style-name="P24" text:outline-level="3"><text:bookmark-start text:name="__RefHeading___Toc845_4083301447"/><text:span text:style-name="Strong_20_Emphasis"><text:span text:style-name="T14">Customer Relationships</text:span></text:span><text:bookmark-end text:name="__RefHeading___Toc845_4083301447"/></text:h>
      <text:h text:style-name="P24" text:outline-level="3" text:is-list-header="true"><text:span text:style-name="Strong_20_Emphasis"><text:span text:style-name="T8"/></text:span></text:h>
      <text:p text:style-name="P27"><text:span text:style-name="Strong_20_Emphasis"><text:span text:style-name="T12">Para manter o bom relacionamento com nosso público, é planejado que:</text:span></text:span></text:p>
      <text:list xml:id="list2846381438" text:style-name="L5">
        <text:list-item>
          <text:p text:style-name="P32"><text:span text:style-name="Strong_20_Emphasis"><text:span text:style-name="T6">Suporte ao cliente</text:span></text:span><text:span text:style-name="Strong_20_Emphasis"><text:span text:style-name="T12"> para a resolução de problemas técnicos e/ou dentro da rede;</text:span></text:span></text:p>
        </text:list-item>
        <text:list-item>
          <text:p text:style-name="P32"><text:span text:style-name="Strong_20_Emphasis"><text:span text:style-name="T6">Transparência com os usuários</text:span></text:span><text:span text:style-name="Strong_20_Emphasis"><text:span text:style-name="T12"> adotando o uso de notas de atualizações;</text:span></text:span></text:p>
        </text:list-item>
        <text:list-item>
          <text:p text:style-name="P32"><text:span text:style-name="Strong_20_Emphasis"><text:span text:style-name="T22">Coleta de </text:span></text:span><text:span text:style-name="Strong_20_Emphasis"><text:span text:style-name="T27">feedback</text:span></text:span><text:span text:style-name="Strong_20_Emphasis"><text:span text:style-name="T12"> para o estudo e a implementação de novas ideias;</text:span></text:span></text:p>
        </text:list-item>
      </text:list>
      <text:p text:style-name="P25"><text:span text:style-name="Strong_20_Emphasis"><text:span text:style-name="T8"/></text:span></text:p>
      <text:h text:style-name="P24" text:outline-level="3"><text:bookmark-start text:name="__RefHeading___Toc847_4083301447"/><text:span text:style-name="Strong_20_Emphasis"><text:span text:style-name="T14">Channels</text:span></text:span><text:bookmark-end text:name="__RefHeading___Toc847_4083301447"/></text:h>
      <text:h text:style-name="P24" text:outline-level="3" text:is-list-header="true"><text:span text:style-name="Strong_20_Emphasis"><text:span text:style-name="T8"/></text:span></text:h>
      <text:p text:style-name="P27"><text:span text:style-name="Strong_20_Emphasis"><text:span text:style-name="T12">Os canais de comunicação serão totalmente online.</text:span></text:span></text:p>
      <text:p text:style-name="P25"><text:span text:style-name="Strong_20_Emphasis"><text:span text:style-name="T8"/></text:span></text:p>
      <text:h text:style-name="P24" text:outline-level="3"><text:bookmark-start text:name="__RefHeading___Toc849_4083301447"/><text:span text:style-name="Strong_20_Emphasis"><text:span text:style-name="T14">Customer Segments</text:span></text:span><text:bookmark-end text:name="__RefHeading___Toc849_4083301447"/></text:h>
      <text:h text:style-name="P24" text:outline-level="3" text:is-list-header="true"><text:span text:style-name="Strong_20_Emphasis"><text:span text:style-name="T8"/></text:span></text:h>
      <text:p text:style-name="P27"><text:span text:style-name="Strong_20_Emphasis"><text:span text:style-name="T12">Nosso segmento de clientes se baseia em:</text:span></text:span></text:p>
      <text:list xml:id="list3316160181" text:style-name="L6">
        <text:list-item>
          <text:p text:style-name="P33"><text:span text:style-name="Strong_20_Emphasis"><text:span text:style-name="T12">Pessoas interessadas em uma opção alternativa a mensageiros clássicos;</text:span></text:span></text:p>
        </text:list-item>
        <text:list-item>
          <text:p text:style-name="P33"><text:span text:style-name="Strong_20_Emphasis"><text:span text:style-name="T12">Usuários interessados em uma comunicação simples e segura.</text:span></text:span></text:p>
        </text:list-item>
      </text:list>
      <text:p text:style-name="P25"><text:span text:style-name="Strong_20_Emphasis"><text:span text:style-name="T8"/></text:span></text:p>
      <text:h text:style-name="P24" text:outline-level="3"><text:bookmark-start text:name="__RefHeading___Toc851_4083301447"/><text:span text:style-name="Strong_20_Emphasis"><text:span text:style-name="T14">Cost Structure</text:span></text:span><text:bookmark-end text:name="__RefHeading___Toc851_4083301447"/></text:h>
      <text:h text:style-name="P24" text:outline-level="3" text:is-list-header="true"><text:span text:style-name="Strong_20_Emphasis"><text:span text:style-name="T19"/></text:span></text:h>
      <text:p text:style-name="P27"><text:span text:style-name="Strong_20_Emphasis"><text:span text:style-name="T22">Os custos que serão adotados para o desenvolvimento, implementação e manutenção do mensageiro consiste nas seguintes atividades:</text:span></text:span></text:p>
      <text:list xml:id="list1186377588" text:style-name="L8">
        <text:list-item>
          <text:p text:style-name="P35"><text:span text:style-name="Strong_20_Emphasis"><text:span text:style-name="T24">Desenvolvimento;</text:span></text:span></text:p>
        </text:list-item>
        <text:list-item>
          <text:p text:style-name="P35"><text:span text:style-name="Strong_20_Emphasis"><text:span text:style-name="T24">Implementação;</text:span></text:span></text:p>
        </text:list-item>
        <text:list-item>
          <text:p text:style-name="P35"><text:span text:style-name="Strong_20_Emphasis"><text:span text:style-name="T24">Manutenção e atualização;</text:span></text:span></text:p>
        </text:list-item>
        <text:list-item>
          <text:p text:style-name="P35"><text:span text:style-name="Strong_20_Emphasis"><text:span text:style-name="T24">Hospedagem e infraestrutura;</text:span></text:span></text:p>
        </text:list-item>
        <text:list-item>
          <text:p text:style-name="P35"><text:span text:style-name="Strong_20_Emphasis"><text:span text:style-name="T24">Segurança;</text:span></text:span></text:p>
        </text:list-item>
        <text:list-item>
          <text:p text:style-name="P35"><text:span text:style-name="Strong_20_Emphasis"><text:span text:style-name="T24">Marketing;</text:span></text:span></text:p>
        </text:list-item>
        <text:list-item>
          <text:p text:style-name="P35"><text:span text:style-name="Strong_20_Emphasis"><text:span text:style-name="T24">Suporte técnico.</text:span></text:span></text:p>
        </text:list-item>
      </text:list>
      <text:p text:style-name="P25"><text:soft-page-break/><text:span text:style-name="Strong_20_Emphasis"><text:span text:style-name="T19"/></text:span></text:p>
      <text:h text:style-name="P24" text:outline-level="3"><text:bookmark-start text:name="__RefHeading___Toc853_4083301447"/><text:span text:style-name="Strong_20_Emphasis"><text:span text:style-name="T14">Revenue Streams</text:span></text:span><text:bookmark-end text:name="__RefHeading___Toc853_4083301447"/></text:h>
      <text:p text:style-name="P25"><text:span text:style-name="Strong_20_Emphasis"><text:span text:style-name="T15"/></text:span></text:p>
      <text:p text:style-name="P27"><text:span text:style-name="Strong_20_Emphasis"><text:span text:style-name="T17">Para estar gerando receita para o projeto, foi pensado na utilização de:</text:span></text:span></text:p>
      <text:list text:style-name="L7">
        <text:list-item>
          <text:p text:style-name="P34"><text:span text:style-name="Strong_20_Emphasis"><text:span text:style-name="T18">Doação</text:span></text:span><text:span text:style-name="Strong_20_Emphasis"><text:span text:style-name="T17"> através de uma vaquinha digital;</text:span></text:span></text:p>
        </text:list-item>
        <text:list-item>
          <text:p text:style-name="P34"><text:span text:style-name="Strong_20_Emphasis"><text:span text:style-name="T24">Recursos</text:span></text:span><text:span text:style-name="Strong_20_Emphasis"><text:span text:style-name="T22"> </text:span></text:span><text:span text:style-name="Strong_20_Emphasis"><text:span text:style-name="T28">premium</text:span></text:span><text:span text:style-name="Strong_20_Emphasis"><text:span text:style-name="T17"> </text:span></text:span><text:span text:style-name="Strong_20_Emphasis"><text:span text:style-name="T22">e pagos</text:span></text:span><text:span text:style-name="Strong_20_Emphasis"><text:span text:style-name="T17">.</text:span></text:span></text:p>
        </text:list-item>
      </text:list>
      <text:h text:style-name="P24" text:outline-level="3" text:is-list-header="true"><text:span text:style-name="Strong_20_Emphasis"><text:span text:style-name="T15"/></text:span></text:h>
      <text:h text:style-name="P21" text:outline-level="1"><text:bookmark-start text:name="__RefHeading___Toc855_4083301447"/><text:span text:style-name="Strong_20_Emphasis">Levantamento de Requisitos</text:span><text:bookmark-end text:name="__RefHeading___Toc855_4083301447"/></text:h>
      <text:p text:style-name="Text_20_body"><text:span text:style-name="Strong_20_Emphasis"><text:span text:style-name="T8"/></text:span></text:p>
      <text:p text:style-name="Text_20_body"><text:span text:style-name="Strong_20_Emphasis"><text:span text:style-name="T8">// </text:span></text:span><text:span text:style-name="Strong_20_Emphasis"><text:span text:style-name="T13">Fazer citações</text:span></text:span></text:p>
      <text:p text:style-name="Text_20_body"><text:span text:style-name="Strong_20_Emphasis"><text:span text:style-name="T8"/></text:span></text:p>
      <text:p text:style-name="P8">Tabela <text:sequence text:ref-name="refTable0" text:name="Table" text:formula="ooow:Table+1" style:num-format="1">1</text:sequence><text:s/>- Histórias de usuário.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TÍTULO</text:p>
          </table:table-cell>
          <table:table-cell table:style-name="Tabela1.B1" office:value-type="string">
            <text:p text:style-name="P18">COMO</text:p>
            <text:p text:style-name="P18">&lt;tipo de usuário&gt;</text:p>
          </table:table-cell>
          <table:table-cell table:style-name="Tabela1.C1" office:value-type="string">
            <text:p text:style-name="P18">QUERO</text:p>
            <text:p text:style-name="P18">&lt;promissa da tarefa&gt;</text:p>
          </table:table-cell>
          <table:table-cell table:style-name="Tabela1.A1" office:value-type="string">
            <text:p text:style-name="P14"><text:span text:style-name="Strong_20_Emphasis"><text:span text:style-name="T5">PARA QUE EU POSSA</text:span></text:span></text:p>
            <text:p text:style-name="P14"><text:span text:style-name="Strong_20_Emphasis"><text:span text:style-name="T5">&lt;alcançar algum objetivo&gt;</text:span></text:span></text:p>
          </table:table-cell>
        </table:table-row>
        <table:table-row table:style-name="Tabela1.1">
          <table:table-cell table:style-name="Tabela1.A2" office:value-type="string">
            <text:p text:style-name="P15">Sign-up</text:p>
          </table:table-cell>
          <table:table-cell table:style-name="Tabela1.B2" office:value-type="string">
            <text:p text:style-name="P16">Usuário</text:p>
          </table:table-cell>
          <table:table-cell table:style-name="Tabela1.C2" office:value-type="string">
            <text:p text:style-name="P16">Poder-me cadastrar no site</text:p>
          </table:table-cell>
          <table:table-cell table:style-name="Tabela1.A2" office:value-type="string">
            <text:p text:style-name="P16">Utilizar o mensageiro</text:p>
          </table:table-cell>
        </table:table-row>
        <table:table-row table:style-name="Tabela1.1">
          <table:table-cell table:style-name="Tabela1.A3" office:value-type="string">
            <text:p text:style-name="P15">Sign-in</text:p>
          </table:table-cell>
          <table:table-cell table:style-name="Tabela1.B3" office:value-type="string">
            <text:p text:style-name="P16">Usuário</text:p>
          </table:table-cell>
          <table:table-cell table:style-name="Tabela1.C3" office:value-type="string">
            <text:p text:style-name="P16">Poder fazer o login no site</text:p>
          </table:table-cell>
          <table:table-cell table:style-name="Tabela1.A3" office:value-type="string">
            <text:p text:style-name="P16">Utilizar o mensageiro</text:p>
          </table:table-cell>
        </table:table-row>
        <table:table-row table:style-name="Tabela1.1">
          <table:table-cell table:style-name="Tabela1.A3" office:value-type="string">
            <text:p text:style-name="P15">Adicionar contato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Poder adicionar outros usuários do sistema a minha lista de contatos</text:p>
          </table:table-cell>
          <table:table-cell table:style-name="Tabela1.A3" office:value-type="string">
            <text:p text:style-name="P15">Mandar mensagens para esses contatos adicionados</text:p>
          </table:table-cell>
        </table:table-row>
        <table:table-row table:style-name="Tabela1.1">
          <table:table-cell table:style-name="Tabela1.A3" office:value-type="string">
            <text:p text:style-name="P15">Remover contato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Poder remover um contato da lista de contatos</text:p>
          </table:table-cell>
          <table:table-cell table:style-name="Tabela1.A3" office:value-type="string">
            <text:p text:style-name="P15">Não receber mais mensagens desse usuário removido</text:p>
          </table:table-cell>
        </table:table-row>
        <table:table-row table:style-name="Tabela1.1">
          <table:table-cell table:style-name="Tabela1.A3" office:value-type="string">
            <text:p text:style-name="P15">Editar perfil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Poder editar as informações do meu perfil </text:p>
          </table:table-cell>
          <table:table-cell table:style-name="Tabela1.A3" office:value-type="string">
            <text:p text:style-name="P15">Manter meu perfil atualizado</text:p>
          </table:table-cell>
        </table:table-row>
        <table:table-row table:style-name="Tabela1.1">
          <table:table-cell table:style-name="Tabela1.A3" office:value-type="string">
            <text:p text:style-name="P15">Enviar mensagem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Poder enviar mensagens para usuarios da minha lista de contatos</text:p>
          </table:table-cell>
          <table:table-cell table:style-name="Tabela1.A3" office:value-type="string">
            <text:p text:style-name="P15">Conversar com eles</text:p>
          </table:table-cell>
        </table:table-row>
        <table:table-row table:style-name="Tabela1.1">
          <table:table-cell table:style-name="Tabela1.A3" office:value-type="string">
            <text:p text:style-name="P15">Apagar mensagem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Apagar mensagens que <text:s/>enviei para outros usuarios da minha lista de contatos</text:p>
          </table:table-cell>
          <table:table-cell table:style-name="Tabela1.A3" office:value-type="string">
            <text:p text:style-name="P15">Remover mensagens enviadas erradas</text:p>
          </table:table-cell>
        </table:table-row>
        <table:table-row table:style-name="Tabela1.1">
          <table:table-cell table:style-name="Tabela1.A3" office:value-type="string">
            <text:p text:style-name="P15">Editar mensagem</text:p>
          </table:table-cell>
          <table:table-cell table:style-name="Tabela1.B3" office:value-type="string">
            <text:p text:style-name="P17">Usuário</text:p>
          </table:table-cell>
          <table:table-cell table:style-name="Tabela1.C3" office:value-type="string">
            <text:p text:style-name="P15">Editar mensagens que enviei para outros usuários da minha lista de contatos</text:p>
          </table:table-cell>
          <table:table-cell table:style-name="Tabela1.A3" office:value-type="string">
            <text:p text:style-name="P15">Editar mensagens com algum erro de digitação</text:p>
          </table:table-cell>
        </table:table-row>
      </table:table>
      <text:p text:style-name="P19"><text:span text:style-name="Strong_20_Emphasis"><text:span text:style-name="T7">Fonte:</text:span></text:span><text:span text:style-name="Strong_20_Emphasis"><text:span text:style-name="T9"> Autoria própria.</text:span></text:span></text:p>
      <text:p text:style-name="Text_20_body"><text:span text:style-name="Strong_20_Emphasis"/></text:p>
      <text:h text:style-name="Heading_20_2" text:outline-level="2"><text:bookmark-start text:name="__RefHeading___Toc857_4083301447"/><text:span text:style-name="Strong_20_Emphasis">Requisitos Funcionais</text:span><text:bookmark-end text:name="__RefHeading___Toc857_4083301447"/></text:h>
      <text:p text:style-name="Text_20_body"/>
      <text:p text:style-name="Text_20_body">// <text:span text:style-name="T29">texto</text:span></text:p>
      <text:p text:style-name="Text_20_body"><text:span text:style-name="Strong_20_Emphasis"/></text:p>
      <text:h text:style-name="Heading_20_2" text:outline-level="2"><text:bookmark-start text:name="__RefHeading___Toc859_4083301447"/><text:soft-page-break/><text:span text:style-name="Strong_20_Emphasis">Requisitos não Funcionais</text:span><text:bookmark-end text:name="__RefHeading___Toc859_4083301447"/></text:h>
      <text:p text:style-name="Text_20_body"><text:span text:style-name="Strong_20_Emphasis"><text:span text:style-name="T8"/></text:span></text:p>
      <text:p text:style-name="Text_20_body"><text:span text:style-name="Strong_20_Emphasis"><text:span text:style-name="T8">// </text:span></text:span><text:span text:style-name="Strong_20_Emphasis"><text:span text:style-name="T13">texto</text:span></text:span></text:p>
      <text:p text:style-name="Text_20_body"><text:span text:style-name="Strong_20_Emphasis"><text:span text:style-name="T8"/></text:span></text:p>
      <text:h text:style-name="Heading_20_1" text:outline-level="1"><text:bookmark-start text:name="__RefHeading___Toc861_4083301447"/><text:span text:style-name="Strong_20_Emphasis">Arquitetura e Design do Sistema</text:span><text:bookmark-end text:name="__RefHeading___Toc861_4083301447"/></text:h>
      <text:p text:style-name="Text_20_body"><text:span text:style-name="Strong_20_Emphasis"><text:span text:style-name="T8"/></text:span></text:p>
      <text:p text:style-name="Text_20_body"><text:span text:style-name="Strong_20_Emphasis"><text:span text:style-name="T8">// </text:span></text:span><text:span text:style-name="Strong_20_Emphasis"><text:span text:style-name="T13">texto</text:span></text:span></text:p>
      <text:p text:style-name="Text_20_body"><text:span text:style-name="Strong_20_Emphasis"><text:span text:style-name="T8"/></text:span></text:p>
      <text:h text:style-name="Heading_20_2" text:outline-level="2"><text:bookmark-start text:name="__RefHeading___Toc863_4083301447"/><text:span text:style-name="Strong_20_Emphasis">Definição da Arquitetura</text:span><text:bookmark-end text:name="__RefHeading___Toc863_4083301447"/></text:h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h text:style-name="Heading_20_2" text:outline-level="2"><text:bookmark-start text:name="__RefHeading___Toc865_4083301447"/><text:span text:style-name="Strong_20_Emphasis">Escolha de Tecnologias</text:span><text:bookmark-end text:name="__RefHeading___Toc865_4083301447"/></text:h>
      <text:p text:style-name="Text_20_body"><text:span text:style-name="Strong_20_Emphasis"/></text:p>
      <text:h text:style-name="Heading_20_2" text:outline-level="2"><text:bookmark-start text:name="__RefHeading___Toc867_4083301447"/><text:span text:style-name="Strong_20_Emphasis">Modelagem de Banco de Dados</text:span><text:bookmark-end text:name="__RefHeading___Toc867_4083301447"/></text:h>
      <text:p text:style-name="Text_20_body"><text:span text:style-name="Strong_20_Emphasis"/></text:p>
      <text:h text:style-name="Heading_20_2" text:outline-level="2"><text:bookmark-start text:name="__RefHeading___Toc869_4083301447"/><text:span text:style-name="Strong_20_Emphasis">Diagrama de Classe</text:span><text:bookmark-end text:name="__RefHeading___Toc869_4083301447"/></text:h>
      <text:p text:style-name="Text_20_body"><text:span text:style-name="Strong_20_Emphasis"/></text:p>
      <text:h text:style-name="Heading_20_2" text:outline-level="2"><text:bookmark-start text:name="__RefHeading___Toc871_4083301447"/><text:span text:style-name="Strong_20_Emphasis">Diagrama de Casos de Uso</text:span><text:bookmark-end text:name="__RefHeading___Toc871_4083301447"/></text:h>
      <text:p text:style-name="Text_20_body"><text:span text:style-name="Strong_20_Emphasis"/></text:p>
      <text:h text:style-name="Heading_20_2" text:outline-level="2"><text:bookmark-start text:name="__RefHeading___Toc873_4083301447"/><text:span text:style-name="Strong_20_Emphasis">Protótipos de Tela</text:span><text:bookmark-end text:name="__RefHeading___Toc873_4083301447"/></text:h>
      <text:p text:style-name="Text_20_body"><text:span text:style-name="Strong_20_Emphasis"/></text:p>
      <text:h text:style-name="Heading_20_1" text:outline-level="1"><text:bookmark-start text:name="__RefHeading___Toc875_4083301447"/><text:span text:style-name="Strong_20_Emphasis">Gerenciamento de Projeto</text:span><text:bookmark-end text:name="__RefHeading___Toc875_4083301447"/></text:h>
      <text:p text:style-name="Text_20_body"><text:span text:style-name="Strong_20_Emphasis"/></text:p>
      <text:h text:style-name="Heading_20_2" text:outline-level="2"><text:bookmark-start text:name="__RefHeading___Toc877_4083301447"/><text:span text:style-name="Strong_20_Emphasis">Cronograma</text:span><text:bookmark-end text:name="__RefHeading___Toc877_4083301447"/></text:h>
      <text:p text:style-name="Text_20_body"><text:span text:style-name="Strong_20_Emphasis"/></text:p>
      <text:h text:style-name="Heading_20_2" text:outline-level="2"><text:bookmark-start text:name="__RefHeading___Toc879_4083301447"/><text:span text:style-name="Strong_20_Emphasis">Orçamento</text:span><text:bookmark-end text:name="__RefHeading___Toc879_4083301447"/></text:h>
      <text:p text:style-name="Text_20_body"><text:span text:style-name="Strong_20_Emphasis"/></text:p>
      <text:h text:style-name="Heading_20_2" text:outline-level="2"><text:bookmark-start text:name="__RefHeading___Toc881_4083301447"/><text:span text:style-name="Strong_20_Emphasis">Riscos e Mitigações</text:span><text:bookmark-end text:name="__RefHeading___Toc881_4083301447"/></text:h>
      <text:p text:style-name="Text_20_body"><text:span text:style-name="Strong_20_Emphasis"/></text:p>
      <text:h text:style-name="Heading_20_1" text:outline-level="1"><text:bookmark-start text:name="__RefHeading___Toc883_4083301447"/><text:span text:style-name="Strong_20_Emphasis">Conclusão</text:span><text:bookmark-end text:name="__RefHeading___Toc883_4083301447"/></text:h>
      <text:p text:style-name="Text_20_body"><text:span text:style-name="Strong_20_Emphasis"/></text:p>
      <text:h text:style-name="Heading_20_2" text:outline-level="2"><text:bookmark-start text:name="__RefHeading___Toc885_4083301447"/><text:span text:style-name="Strong_20_Emphasis">Resultados Alcançados</text:span><text:bookmark-end text:name="__RefHeading___Toc885_4083301447"/></text:h>
      <text:p text:style-name="Text_20_body"><text:span text:style-name="Strong_20_Emphasis"/></text:p>
      <text:h text:style-name="Heading_20_2" text:outline-level="2"><text:bookmark-start text:name="__RefHeading___Toc887_4083301447"/><text:span text:style-name="Strong_20_Emphasis">Lições Aprendidas</text:span><text:bookmark-end text:name="__RefHeading___Toc887_4083301447"/></text:h>
      <text:p text:style-name="Text_20_body"><text:span text:style-name="Strong_20_Emphasis"/></text:p>
      <text:h text:style-name="Heading_20_2" text:outline-level="2"><text:bookmark-start text:name="__RefHeading___Toc889_4083301447"/><text:span text:style-name="Strong_20_Emphasis">Recomendações para Futuros Projetos</text:span><text:bookmark-end text:name="__RefHeading___Toc889_4083301447"/></text:h>
      <text:p text:style-name="Text_20_body"><text:span text:style-name="Strong_20_Emphasis"/></text:p>
      <text:h text:style-name="Heading_20_1" text:outline-level="1"><text:bookmark-start text:name="__RefHeading___Toc891_4083301447"/><text:span text:style-name="Strong_20_Emphasis">Referências</text:span><text:bookmark-end text:name="__RefHeading___Toc891_408330144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>
        <style:tab-stops/>
      </style:paragraph-properties>
      <style:text-properties style:font-name="Arial3" fo:font-family="Arial" style:font-style-name="Regular" style:font-family-generic="swiss" style:font-pitch="variable" fo:font-style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text-transform="uppercas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Figure_20_Index_20_Heading" style:display-name="Figure Index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4-01-01T17:51:18.247548037</dc:date>
    <meta:editing-duration>P1DT9H39M9S</meta:editing-duration>
    <meta:editing-cycles>20</meta:editing-cycles>
    <meta:generator>LibreOffice/7.4.7.2$Linux_AARCH64 LibreOffice_project/40$Build-2</meta:generator>
    <meta:document-statistic meta:table-count="1" meta:image-count="0" meta:object-count="0" meta:page-count="8" meta:paragraph-count="163" meta:word-count="896" meta:character-count="5705" meta:non-whitespace-character-count="4925"/>
  </office:meta>
</office:document-meta>
</file>